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automatic-styles>
    <style:style style:name="P1" style:family="paragraph" style:parent-style-name="Betreff">
      <style:text-properties fo:font-weight="bold" style:font-weight-asian="bold" style:font-weight-complex="bold"/>
    </style:style>
    <style:style style:name="P2" style:family="paragraph" style:parent-style-name="Absender_5f_im_5f_Empfängerfeld">
      <style:text-properties style:font-name="Nimbus Roman No9 L3"/>
    </style:style>
    <style:style style:name="P3" style:family="paragraph" style:parent-style-name="Standard">
      <style:paragraph-properties fo:line-height="0.529cm"/>
    </style:style>
    <style:style style:name="P4" style:family="paragraph" style:parent-style-name="Standard">
      <style:paragraph-properties fo:line-height="0.529cm"/>
      <style:text-properties fo:font-weight="normal" style:font-weight-asian="normal" style:font-weight-complex="normal"/>
    </style:style>
    <style:style style:name="P5" style:family="paragraph" style:parent-style-name="Datum">
      <style:text-properties fo:font-weight="normal" style:font-weight-asian="normal" style:font-weight-complex="normal"/>
    </style:style>
    <style:style style:name="P6" style:family="paragraph" style:parent-style-name="Text">
      <style:paragraph-properties fo:margin-top="0cm" fo:margin-bottom="0cm" fo:line-height="100%"/>
    </style:style>
    <style:style style:name="P7" style:family="paragraph" style:parent-style-name="Text" style:master-page-name=""/>
    <style:style style:name="P8" style:family="paragraph" style:parent-style-name="Text">
      <style:paragraph-properties fo:text-align="start" style:justify-single-word="false"/>
    </style:style>
    <style:style style:name="T1" style:family="text">
      <style:text-properties style:font-name-asian="Garamond" style:font-name-complex="Garamond"/>
    </style:style>
    <style:style style:name="fr1" style:family="graphic" style:parent-style-name="Frame">
      <style:graphic-properties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Rahmen4" text:anchor-type="paragraph" svg:x="0.076cm" svg:y="6.302cm" svg:width="15.859cm" draw:z-index="4"><draw:text-box fo:min-height="0.741cm"><text:p text:style-name="P1">Italienische Übersetzung von Kelsens Voegelin-Rezension</text:p></draw:text-box></draw:frame><draw:frame draw:style-name="fr2" draw:name="Rahmen5" text:anchor-type="paragraph" svg:x="0.023cm" svg:y="0.007cm" svg:width="7.959cm" draw:z-index="3"><draw:text-box fo:min-height="0.854cm"><text:p text:style-name="P2">Eckhart Arnold <text:span text:style-name="T1">·</text:span> Leichlinger Str. 6 · 40591 Düsseldorf</text:p></draw:text-box></draw:frame><draw:frame draw:style-name="fr2" draw:name="Rahmen1" text:anchor-type="paragraph" svg:x="0.025cm" svg:y="0.827cm" svg:width="7.622cm" draw:z-index="0"><draw:text-box fo:min-height="3.24cm"><text:p text:style-name="P3">Hans Kelsen-Institut</text:p><text:p text:style-name="P3">Bundesstiftung</text:p><text:p text:style-name="P3">Gymnasiumstraße 79</text:p><text:p text:style-name="P4">A-1190 Wien</text:p></draw:text-box></draw:frame><draw:frame draw:style-name="fr3" draw:name="Rahmen2" text:anchor-type="paragraph" svg:x="9.458cm" svg:y="0.007cm" svg:width="6.532cm" draw:z-index="1"><draw:text-box fo:min-height="5.135cm"><text:p text:style-name="Sender">Eckhart Arnold<text:line-break/>Leichlinger Straße 6<text:line-break/>40591 Düsseldorf</text:p><text:p text:style-name="Sender">Tel.: <text:tab/> 0211 / 16 75 179<text:line-break/>Mobil: 0179 / 64 50 192<text:line-break/>E-Mail: <text:a xlink:type="simple" xlink:href="mailto:eckhart_arnold@hotmail.com">eckhart_arnold@hotmail.com<text:line-break/></text:a>Web:<text:tab/><text:a xlink:type="simple" xlink:href="http://www.eckhartarnold.de/">www.eckhartarnold.de</text:a></text:p></draw:text-box></draw:frame><draw:frame draw:style-name="fr2" draw:name="Rahmen3" text:anchor-type="paragraph" svg:x="8.292cm" svg:y="5.457cm" svg:width="7.721cm" draw:z-index="2"><draw:text-box fo:min-height="0.714cm"><text:p text:style-name="P5">11.7.2005</text:p></draw:text-box></draw:frame></text:p>
      <text:p text:style-name="P6">Sehr geehrter Herr Professor Jabloner,</text:p>
      <text:p text:style-name="P6">Sehr geehrter Herr Professor Walter,</text:p>
      <text:p text:style-name="Text"/>
      <text:p text:style-name="P7">Haben Sie vielen Dank für Ihr Schreiben vom 5. Juli. Es freut mich sehr zu hören, dass Professor Carrino Interesse daran hat, eine italienische Ausgabe von Kelsens Voegelin-Kritik herauszubringen. Ich habe mich deshalb gleich mit dem ontos-Verlag in Verbindung gesetzt und auch an Herrn Professor Carrino schon geschrieben. Mich würde es jedenfalls sehr freuen, wenn eine italienische Übersetzung zustande käme.</text:p>
      <text:p text:style-name="Text">Was das Echo auf das Buch betrifft, so bin ich bisher erst auf eine, allerdings recht wohlwollende Rezension von Till Kinzel in der Januar-Ausgabe der Zeitschrift Sezessionen aufmerksam geworden. Ansonsten habe ich von mehreren Personen E-Mail bekommen, die, neben Anfragen wegen Rezensionsexemplaren, ebenfalls wohlwollend waren. Daneben steht der ontos-Verlag seit Anfang des Jahres mit einem argentinischen Verlag wegen einer spanisch-sprachigen Ausgabe in Verhandlungen. Wie mir vom ontos-Verlag zuletzt mitgeteilt wurde, soll die spanisch-sprachige Ausgabe noch dieses Jahr erscheinen. Von der ursprünglichen Ausgabe sind bisher weniger als 100 Exemplare verkauft worden (sonst wären auch bereits Honorare angefallen), was mich bei dem doch etwas hohen Preis, den der Verlag angesetzt hat, nicht allzu sehr verwundert. Insgesamt hoffe ich noch auf etwas mehr Reaktionen, vor allem auch von Seiten der „Voegelinianer“, die ja, wie bei Peter J. Opitz und Paul Caringella unmittelbar erfahren habe, so ihre Einwände gegen das Buch haben.</text:p>
      <text:p text:style-name="Text">Es bleibt mir noch zu erwähnen, dass mir vor wenigen Tagen die Verwertungsgesellschaft Wort einen Betrag von € 190 für das Buch für das Jahr 2004 gezahlt hat. Unserer Absprache gemäß habe ich davon ¾, also € 142,50 auf das in Ihrem Schreiben vom 7. Dezember angegebene Konto überwiesen. Je nachdem, wie lange die Überweisung braucht, könnte das Geld schon eingetroffen sein.</text:p>
      <text:p text:style-name="Text"/>
      <text:p text:style-name="Text">Mit den besten Grüßen</text:p>
      <text:p text:style-name="Text"/>
      <text:p text:style-name="Text"/>
      <text:p text:style-name="P8">Eckhart Arnol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aramond" svg:font-family="Garamond" style:font-pitch="variable"/>
    <style:font-face style:name="Luxi Sans" svg:font-family="'Luxi Sans'" style:font-pitch="variable"/>
    <style:font-face style:name="Nimbus Roman No9 L3" svg:font-family="'Nimbus Roman No9 L'" style:font-pitch="variable"/>
    <style:font-face style:name="Nimbus Roman No9 L1" svg:font-family="'Nimbus Roman No9 L'" style:font-adornments="Fett" style:font-pitch="variable"/>
    <style:font-face style:name="Nimbus Roman No9 L2" svg:font-family="'Nimbus Roman No9 L'" style:font-adornments="Standard"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paragraph-properties fo:margin-left="0cm" fo:margin-right="0cm" fo:line-height="150%" fo:text-align="justify" style:justify-single-word="false" fo:hyphenation-ladder-count="no-limit" fo:text-indent="0.499cm" style:auto-text-indent="false"/>
      <style:text-properties fo:font-size="12pt" fo:font-style="normal" fo:hyphenate="true" fo:hyphenation-remain-char-count="2" fo:hyphenation-push-char-count="2"/>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21cm" text:number-lines="false" text:line-number="0"/>
    </style:style>
    <style:style style:name="Sender" style:family="paragraph" style:parent-style-name="Standard" style:class="extra">
      <style:paragraph-properties fo:margin-top="0cm" fo:margin-bottom="0.21cm" text:number-lines="false" text:line-number="0"/>
    </style:style>
    <style:style style:name="Datum" style:family="paragraph" style:parent-style-name="Frame_20_contents" style:class="extra">
      <style:paragraph-properties fo:text-align="end" style:justify-single-word="false"/>
    </style:style>
    <style:style style:name="Betreff" style:family="paragraph" style:parent-style-name="Frame_20_contents">
      <style:paragraph-properties fo:text-align="center" style:justify-single-word="false"/>
      <style:text-properties style:font-name="Nimbus Roman No9 L1" fo:font-weight="bold" style:font-weight-asian="bold" style:font-weight-complex="bold"/>
    </style:style>
    <style:style style:name="Absender_5f_im_5f_Empfängerfeld" style:display-name="Absender_im_Empfängerfeld" style:family="paragraph" style:parent-style-name="Frame_20_contents">
      <style:text-properties style:font-name="Nimbus Roman No9 L2" fo:font-size="10pt" fo:font-weight="normal" style:font-size-asian="10pt"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7-11T18:58:09</meta:creation-date>
    <dc:date>2005-07-11T20:13:58</dc:date>
    <dc:language>de-DE</dc:language>
    <meta:editing-cycles>2</meta:editing-cycles>
    <meta:editing-duration>PT11M46S</meta:editing-duration>
    <meta:template xlink:type="simple" xlink:actuate="onRequest" xlink:role="template" xlink:href="../../../../.openoffice.org%25USERDIR2.0/user/template/Briefkopf_EA.ott" xlink:title="Briefkopf_EA" meta:date="2005-07-11T18:58:09"/>
    <meta:user-defined meta:name="Info 1"/>
    <meta:user-defined meta:name="Info 2"/>
    <meta:user-defined meta:name="Info 3"/>
    <meta:user-defined meta:name="Info 4"/>
    <meta:document-statistic meta:table-count="0" meta:image-count="0" meta:object-count="0" meta:page-count="2" meta:paragraph-count="16" meta:word-count="339" meta:character-count="2276"/>
  </office:meta>
</office:document-meta>
</file>